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000000001000000015BA5D00D5DC02E3E.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1854in"/>
    </style:style>
    <style:style style:name="Table1.B" style:family="table-column">
      <style:table-column-properties style:column-width="6.7396in"/>
    </style:style>
    <style:style style:name="Table1.A1" style:family="table-cell">
      <style:table-cell-properties style:vertical-align="middle" fo:background-color="#e5ecf9" fo:padding="0in" fo:border="none">
        <style:background-image/>
      </style:table-cell-properties>
    </style:style>
    <style:style style:name="Table1.B1" style:family="table-cell">
      <style:table-cell-properties style:vertical-align="middle" fo:background-color="#e5ecf9" fo:padding="0.0194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0194in" fo:border="none"/>
    </style:style>
    <style:style style:name="Table1.A4" style:family="table-cell">
      <style:table-cell-properties style:vertical-align="middle" fo:padding="0in" fo:border="none"/>
    </style:style>
    <style:style style:name="Table1.B4" style:family="table-cell">
      <style:table-cell-properties style:vertical-align="middle" fo:padding="0.0194in" fo:border="none"/>
    </style:style>
    <style:style style:name="Table1.A6" style:family="table-cell">
      <style:table-cell-properties style:vertical-align="middle" fo:padding="0in" fo:border="none"/>
    </style:style>
    <style:style style:name="Table1.B6" style:family="table-cell">
      <style:table-cell-properties style:vertical-align="middle" fo:padding="0.0194in" fo:border="none"/>
    </style:style>
    <style:style style:name="P1" style:family="paragraph" style:parent-style-name="Table_20_Contents">
      <style:text-properties fo:font-weight="bold"/>
    </style:style>
    <style:style style:name="P2" style:family="paragraph" style:parent-style-name="Heading_20_6">
      <style:text-properties style:text-underline-style="solid" style:text-underline-width="auto" style:text-underline-color="font-color"/>
    </style:style>
    <style:style style:name="P3" style:family="paragraph" style:parent-style-name="Standard">
      <style:paragraph-properties fo:margin-top="0in" fo:margin-bottom="0.1965in" loext:contextual-spacing="false"/>
    </style:style>
    <style:style style:name="P4" style:family="paragraph" style:parent-style-name="Text_20_body" style:list-style-name="L1"/>
    <style:style style:name="P5" style:family="paragraph" style:parent-style-name="Text_20_body">
      <style:text-properties fo:font-weight="bold"/>
    </style:style>
    <style:style style:name="P6" style:family="paragraph" style:parent-style-name="Text_20_body" style:list-style-name="L1">
      <style:paragraph-properties fo:margin-top="0in" fo:margin-bottom="0in" loext:contextual-spacing="false"/>
    </style:style>
    <style:style style:name="P7" style:family="paragraph">
      <style:paragraph-properties fo:text-align="start"/>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form:form form:apply-filter="true" form:enctype="multipart/formdata" form:method="post" form:control-implementation="ooo:com.sun.star.form.component.Form" office:target-frame="" xlink:href="../../../../../daco/app/1068677/1/ii" xlink:type="simple">
          <form:properties>
            <form:property form:property-name="PropertyChangeNotificationEnabled" office:value-type="boolean" office:boolean-value="true"/>
          </form:properties>
          <form:checkbox form:name="field_daco_sec_it_1[value]" form:control-implementation="ooo:com.sun.star.form.component.CheckBox" xml:id="control1" form:id="control1" form:value="yes"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field_daco_sec_it_2[value]" form:control-implementation="ooo:com.sun.star.form.component.CheckBox" xml:id="control2" form:id="control2" form:value="yes"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field_daco_sec_it_3[value]" form:control-implementation="ooo:com.sun.star.form.component.CheckBox" xml:id="control3" form:id="control3" form:value="yes"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field_daco_sec_it_4[value]" form:control-implementation="ooo:com.sun.star.form.component.CheckBox" xml:id="control4" form:id="control4" form:value="yes"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field_daco_sec_it_5[value]" form:control-implementation="ooo:com.sun.star.form.component.CheckBox" xml:id="control5" form:id="control5" form:value="yes"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field_daco_sec_it_6[value]" form:control-implementation="ooo:com.sun.star.form.component.CheckBox" xml:id="control6" form:id="control6" form:value="yes"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field_daco_sec_it_7[value]" form:control-implementation="ooo:com.sun.star.form.component.CheckBox" xml:id="control7" form:id="control7" form:value="yes"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Information Technology Security Assessment and Access</text:p>
      <text:p text:style-name="Standard"><draw:a xlink:type="simple" xlink:href="javascript:void(0)"><draw:frame draw:style-name="fr1" draw:name="Image1" text:anchor-type="as-char" svg:width="0.0311in" svg:height="0.0311in" draw:z-index="0"><draw:image xlink:href="Pictures/1000020000000001000000015BA5D00D5DC02E3E.gif" xlink:type="simple" xlink:show="embed" xlink:actuate="onLoad"/></draw:frame></draw:a> </text:p>
      <text:p text:style-name="P3">My institution/research group has a modern, up to date, IT security policy. This policy meets the following important criteria. Please describe the information technology (IT) Policy (within your institution). </text:p>
      <text:section text:style-name="Sect1" text:name="node-70215">
        <text:h text:style-name="P2" text:outline-level="6">II - INFORMATION TECHNOLOGY (IT) </text:h>
        <text:p text:style-name="Text_20_body">Access to ICGC Controlled Data is a procedure that entails legal and ethical obligations. You and Your institution must have modern, up to date, information technology (IT) policies in place that must minimally include the following items:</text:p>
        <text:list xml:id="list3491047269946565848" text:style-name="L1">
          <text:list-item>
            <text:p text:style-name="P6">Logging and auditing of access to data and to computer network </text:p>
          </text:list-item>
          <text:list-item>
            <text:p text:style-name="P6">Password protection to computer network </text:p>
          </text:list-item>
          <text:list-item>
            <text:p text:style-name="P6">Virus and malware protection to computers on computer network </text:p>
          </text:list-item>
          <text:list-item>
            <text:p text:style-name="P6">Auditable data destruction procedure, when necessary </text:p>
          </text:list-item>
          <text:list-item>
            <text:p text:style-name="P6">Secure data backup procedure, when necessary </text:p>
          </text:list-item>
          <text:list-item>
            <text:p text:style-name="P6">Strong encryption on any portable device which may store or provide access to ICGC controlled access data </text:p>
          </text:list-item>
          <text:list-item>
            <text:p text:style-name="P4">Privacy breach notification </text:p>
          </text:list-item>
        </text:list>
        <text:p text:style-name="P5">You MUST agree to the following procedures in order to have access to the ICGC Controlled Data:</text:p>
      </text:section>
      <table:table table:name="Table1" table:style-name="Table1">
        <table:table-column table:style-name="Table1.A"/>
        <table:table-column table:style-name="Table1.B"/>
        <table:table-row>
          <table:table-cell table:style-name="Table1.A1" office:value-type="string">
            <text:p text:style-name="P1">1.</text:p>
          </table:table-cell>
          <table:table-cell table:style-name="Table1.B1" office:value-type="string">
            <text:p text:style-name="Table_20_Contents">I will keep all computer systems on which ICGC controlled access data reside, or which provide access to such data, up to date with respect to software patches and antivirus file definitions (if applicable). </text:p>
            <text:section text:style-name="Sect1" text:name="edit-field-daco-sec-it-1-value-wrapper">
              <text:p text:style-name="Table_20_Contents"><text:bookmark text:name="edit-field-daco-sec-it-1-value"/><draw:control text:anchor-type="as-char" draw:z-index="1" draw:style-name="gr1" draw:text-style-name="P7" svg:width="0.1358in" svg:height="0.1358in" draw:control="control1"/> Yes * </text:p>
            </text:section>
          </table:table-cell>
        </table:table-row>
        <table:table-row>
          <table:table-cell table:style-name="Table1.A2" office:value-type="string">
            <text:p text:style-name="P1">2.</text:p>
          </table:table-cell>
          <table:table-cell table:style-name="Table1.B6" office:value-type="string">
            <text:p text:style-name="Table_20_Contents">I will protect ICGC Controlled Access Data against disclosure to unauthorized individuals. </text:p>
            <text:section text:style-name="Sect1" text:name="edit-field-daco-sec-it-2-value-wrapper">
              <text:p text:style-name="Table_20_Contents"><text:bookmark text:name="edit-field-daco-sec-it-2-value"/><draw:control text:anchor-type="as-char" draw:z-index="2" draw:style-name="gr1" draw:text-style-name="P7" svg:width="0.1358in" svg:height="0.1358in" draw:control="control2"/> Yes * </text:p>
            </text:section>
          </table:table-cell>
        </table:table-row>
        <table:table-row>
          <table:table-cell table:style-name="Table1.A1" office:value-type="string">
            <text:p text:style-name="P1">3.</text:p>
          </table:table-cell>
          <table:table-cell table:style-name="Table1.B1" office:value-type="string">
            <text:p text:style-name="Table_20_Contents">I will monitor and control which individuals have access to ICGC Controlled Access Data. </text:p>
            <text:section text:style-name="Sect1" text:name="edit-field-daco-sec-it-3-value-wrapper">
              <text:p text:style-name="Table_20_Contents"><text:bookmark text:name="edit-field-daco-sec-it-3-value"/><draw:control text:anchor-type="as-char" draw:z-index="3" draw:style-name="gr1" draw:text-style-name="P7" svg:width="0.1358in" svg:height="0.1358in" draw:control="control3"/> Yes * </text:p>
            </text:section>
          </table:table-cell>
        </table:table-row>
        <table:table-row>
          <table:table-cell table:style-name="Table1.A4" office:value-type="string">
            <text:p text:style-name="P1">4.</text:p>
          </table:table-cell>
          <table:table-cell table:style-name="Table1.B6" office:value-type="string">
            <text:p text:style-name="Table_20_Contents">I will destroy all copies of controlled access data in accordance with the terms and conditions of this data access agreement. </text:p>
            <text:section text:style-name="Sect1" text:name="edit-field-daco-sec-it-4-value-wrapper">
              <text:p text:style-name="Table_20_Contents"><text:bookmark text:name="edit-field-daco-sec-it-4-value"/><draw:control text:anchor-type="as-char" draw:z-index="4" draw:style-name="gr1" draw:text-style-name="P7" svg:width="0.1358in" svg:height="0.1358in" draw:control="control4"/> Yes * </text:p>
            </text:section>
          </table:table-cell>
        </table:table-row>
        <table:table-row>
          <table:table-cell table:style-name="Table1.A1" office:value-type="string">
            <text:p text:style-name="P1">5.</text:p>
          </table:table-cell>
          <table:table-cell table:style-name="Table1.B1" office:value-type="string">
            <text:p text:style-name="Table_20_Contents">I will familiarize all individuals who have access to ICGC controlled datasets with the restrictions on its use. </text:p>
            <text:section text:style-name="Sect1" text:name="edit-field-daco-sec-it-5-value-wrapper">
              <text:p text:style-name="Table_20_Contents"><text:bookmark text:name="edit-field-daco-sec-it-5-value"/><draw:control text:anchor-type="as-char" draw:z-index="5" draw:style-name="gr1" draw:text-style-name="P7" svg:width="0.1358in" svg:height="0.1358in" draw:control="control5"/> Yes * </text:p>
            </text:section>
          </table:table-cell>
        </table:table-row>
        <table:table-row>
          <table:table-cell table:style-name="Table1.A6" office:value-type="string">
            <text:p text:style-name="P1">6.</text:p>
          </table:table-cell>
          <table:table-cell table:style-name="Table1.B6" office:value-type="string">
            <text:p text:style-name="Table_20_Contents">I agree to swiftly provide a copy of both my institutional and project related IT policy documents upon request from a DACO representative. </text:p>
            <text:section text:style-name="Sect1" text:name="edit-field-daco-sec-it-6-value-wrapper">
              <text:p text:style-name="Table_20_Contents"><text:bookmark text:name="edit-field-daco-sec-it-6-value"/><draw:control text:anchor-type="as-char" draw:z-index="6" draw:style-name="gr1" draw:text-style-name="P7" svg:width="0.1358in" svg:height="0.1358in" draw:control="control6"/> Yes * </text:p>
            </text:section>
          </table:table-cell>
        </table:table-row>
        <table:table-row>
          <table:table-cell table:style-name="Table1.A1" office:value-type="string">
            <text:p text:style-name="P1">7.</text:p>
          </table:table-cell>
          <table:table-cell table:style-name="Table1.B1" office:value-type="string">
            <text:p text:style-name="Table_20_Contents">You will notify the DACO immediately if You become aware or suspect that someone has gained unauthorized access to the ICGC Controlled Data. </text:p>
            <text:section text:style-name="Sect1" text:name="edit-field-daco-sec-it-7-value-wrapper">
              <text:p text:style-name="Table_20_Contents"><text:bookmark text:name="edit-field-daco-sec-it-7-value"/><draw:control text:anchor-type="as-char" draw:z-index="7" draw:style-name="gr1" draw:text-style-name="P7" svg:width="0.1358in" svg:height="0.1358in" draw:control="control7"/> Yes * </text:p>
            </text:section>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53:16.034661152</meta:creation-date>
    <dc:date>2018-10-25T07:53:47.485142883</dc:date>
    <meta:editing-duration>PT31S</meta:editing-duration>
    <meta:editing-cycles>1</meta:editing-cycles>
    <meta:document-statistic meta:table-count="1" meta:image-count="1" meta:object-count="0" meta:page-count="1" meta:paragraph-count="34" meta:word-count="325" meta:character-count="2010" meta:non-whitespace-character-count="1694"/>
    <meta:generator>LibreOffice/5.1.6.2$Linux_X86_64 LibreOffice_project/10m0$Build-2</meta:generator>
  </office:meta>
</office:document-meta>
</file>